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ersona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SPND_20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202012_multibdd_persona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información sobre caracteristicas demográficas de la población como: edad, sexo, etnia entre otr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a</text:p>
          </table:table-cell>
          <table:table-cell office:value-type="string" table:style-name="ce3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udad</text:p>
          </table:table-cell>
          <table:table-cell office:value-type="string" table:style-name="ce3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glomerado</text:p>
          </table:table-cell>
          <table:table-cell office:value-type="string" table:style-name="ce3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vienda</text:p>
          </table:table-cell>
          <table:table-cell office:value-type="string" table:style-name="ce3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gar</text:p>
          </table:table-cell>
          <table:table-cell office:value-type="string" table:style-name="ce3">
            <text:p>N°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rsona</text:p>
          </table:table-cell>
          <table:table-cell office:value-type="string" table:style-name="ce3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2</text:p>
          </table:table-cell>
          <table:table-cell office:value-type="string" table:style-name="ce3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3</text:p>
          </table:table-cell>
          <table:table-cell office:value-type="string" table:style-name="ce3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4</text:p>
          </table:table-cell>
          <table:table-cell office:value-type="string" table:style-name="ce3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5a</text:p>
          </table:table-cell>
          <table:table-cell office:value-type="string" table:style-name="ce3">
            <text:p>Está afiliado o cubierto por: Alternativa 1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5b</text:p>
          </table:table-cell>
          <table:table-cell office:value-type="string" table:style-name="ce3">
            <text:p>Está afiliado o cubierto por: Alternativa 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6</text:p>
          </table:table-cell>
          <table:table-cell office:value-type="string" table:style-name="ce3">
            <text:p>Estado civil o conyugal actu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7</text:p>
          </table:table-cell>
          <table:table-cell office:value-type="string" table:style-name="ce3">
            <text:p>Idioma de los padr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8</text:p>
          </table:table-cell>
          <table:table-cell office:value-type="string" table:style-name="ce3">
            <text:p>Idioma que habl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9</text:p>
          </table:table-cell>
          <table:table-cell office:value-type="string" table:style-name="ce3">
            <text:p>Como se identif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0</text:p>
          </table:table-cell>
          <table:table-cell office:value-type="string" table:style-name="ce3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1</text:p>
          </table:table-cell>
          <table:table-cell office:value-type="string" table:style-name="ce3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2a</text:p>
          </table:table-cell>
          <table:table-cell office:value-type="string" table:style-name="ce3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2b</text:p>
          </table:table-cell>
          <table:table-cell office:value-type="string" table:style-name="ce3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3</text:p>
          </table:table-cell>
          <table:table-cell office:value-type="string" table:style-name="ce3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4a</text:p>
          </table:table-cell>
          <table:table-cell office:value-type="string" table:style-name="ce3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p14c</text:p>
          </table:table-cell>
          <table:table-cell office:value-type="string" table:style-name="ce3">
            <text:p>Código título - Nomenclatura Nacional de Títulos Profesiona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strato0</text:p>
          </table:table-cell>
          <table:table-cell office:value-type="string" table:style-name="ce3">
            <text:p>Estra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exp0</text:p>
          </table:table-cell>
          <table:table-cell office:value-type="string" table:style-name="ce3">
            <text:p>Factor de expansión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pm</text:p>
          </table:table-cell>
          <table:table-cell office:value-type="string" table:style-name="ce3">
            <text:p>Unidad Primaria de Muestreo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hogar</text:p>
          </table:table-cell>
          <table:table-cell office:value-type="string" table:style-name="ce3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per</text:p>
          </table:table-cell>
          <table:table-cell office:value-type="string" table:style-name="ce3">
            <text:p>Identificador de Persona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P</meta:initial-creator>
    <dc:creator>jose</dc:creator>
    <meta:creation-date>2020-12-02T16:57:00Z</meta:creation-date>
    <dc:date>2021-08-13T14:39:00Z</dc:date>
  </office:meta>
</office:document-meta>
</file>